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 fo:padding="0.049cm" fo:border="0.06pt solid #e3e3e3"/>
    </style:style>
    <style:style style:name="P2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officeooo:paragraph-rsid="00165463"/>
    </style:style>
    <style:style style:name="P3" style:family="paragraph" style:parent-style-name="Text_20_body">
      <style:paragraph-properties fo:margin-left="0cm" fo:margin-right="0cm" fo:text-align="center" style:justify-single-word="false" fo:text-indent="0cm" style:auto-text-indent="false" fo:padding="0.049cm" fo:border="0.06pt solid #e3e3e3"/>
      <style:text-properties fo:font-weight="bold" officeooo:rsid="001e38c1" officeooo:paragraph-rsid="00165463" style:font-weight-asian="bold" style:font-weight-complex="bold"/>
    </style:style>
    <style:style style:name="P4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officeooo:rsid="001eef76" officeooo:paragraph-rsid="0016b06a"/>
    </style:style>
    <style:style style:name="P5" style:family="paragraph" style:parent-style-name="Text_20_body" style:list-style-name="L1">
      <style:paragraph-properties fo:margin-left="0cm" fo:margin-right="0cm" fo:text-indent="0cm" style:auto-text-indent="false" fo:padding="0.049cm" fo:border="0.06pt solid #e3e3e3"/>
      <style:text-properties officeooo:paragraph-rsid="00165463"/>
    </style:style>
    <style:style style:name="P6" style:family="paragraph" style:parent-style-name="Text_20_body" style:list-style-name="L1">
      <style:paragraph-properties fo:margin-left="0cm" fo:margin-right="0cm" fo:text-indent="0cm" style:auto-text-indent="false" fo:padding="0.049cm" fo:border="0.06pt solid #e3e3e3"/>
    </style:style>
    <style:style style:name="P7" style:family="paragraph" style:parent-style-name="Text_20_body">
      <style:paragraph-properties fo:margin-left="0cm" fo:margin-right="0cm" fo:text-align="end" style:justify-single-word="false" fo:text-indent="0cm" style:auto-text-indent="false" fo:padding="0.049cm" fo:border="0.06pt solid #e3e3e3"/>
      <style:text-properties fo:color="#7f7f7f" loext:opacity="100%" fo:font-size="6pt" officeooo:rsid="0003d1be" officeooo:paragraph-rsid="001708e8" style:font-size-asian="6pt" style:font-size-complex="6pt"/>
    </style:style>
    <style:style style:name="P8" style:family="paragraph" style:parent-style-name="Text_20_body">
      <style:paragraph-properties fo:margin-left="0cm" fo:margin-right="0cm" fo:text-align="end" style:justify-single-word="false" fo:text-indent="0cm" style:auto-text-indent="false" fo:padding="0.049cm" fo:border="0.06pt solid #e3e3e3"/>
      <style:text-properties officeooo:rsid="00213e85" officeooo:paragraph-rsid="001708e8"/>
    </style:style>
    <style:style style:name="T1" style:family="text">
      <style:text-properties officeooo:rsid="0024c837"/>
    </style:style>
    <style:style style:name="T2" style:family="text">
      <style:text-properties officeooo:rsid="001eef76"/>
    </style:style>
    <style:style style:name="T3" style:family="text">
      <style:text-properties officeooo:rsid="00271154"/>
    </style:style>
    <style:style style:name="T4" style:family="text">
      <style:text-properties officeooo:rsid="0027230c"/>
    </style:style>
    <style:style style:name="T5" style:family="text">
      <style:text-properties officeooo:rsid="001ebae9"/>
    </style:style>
    <style:style style:name="T6" style:family="text">
      <style:text-properties officeooo:rsid="001a3038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65463"/>
    </style:style>
    <style:style style:name="T9" style:family="text">
      <style:text-properties officeooo:rsid="001f97b9"/>
    </style:style>
    <style:style style:name="T10" style:family="text">
      <style:text-properties officeooo:rsid="0016b06a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NUNCIA PENAL POR DELITO CONTRA LOS DERECHOS FUNDAMENTALES</text:p>
      <text:section text:style-name="Sect1" text:name="Sección1">
        <text:p text:style-name="P2"><text:span text:style-name="T5">A la Atención de:<text:line-break/></text:span>Ángel Gabilondo Pujol <text:span text:style-name="T5">et.al <text:line-break/></text:span><text:span text:style-name="T8">GABILONDO PUJOS ÁNGEL</text:span><text:span text:style-name="T6"> <text:line-break/></text:span><text:span text:style-name="T5">en calidad de </text:span><text:span text:style-name="T6">Defensor del Pueblo de España.</text:span> <text:line-break/><text:span text:style-name="Strong_20_Emphasis"><text:span text:style-name="T7">Dirección: C/ Zurbano 42, 28010 Madrid</text:span></text:span><text:span text:style-name="T7">.</text:span><text:span text:style-name="T5"><text:line-break/></text:span>Teléfono: 900101025<text:line-break/>Fax: 913081158<text:line-break/><text:span text:style-name="T8">Email: registro@defensordelpueblo.es</text:span></text:p>
        <text:p text:style-name="P2"><text:span text:style-name="T1">D</text:span><text:span text:style-name="T2">e parte de:<text:line-break/>{{nombre_vivo}}, {{@Hombre Vivo /Mujer Viva}}, sui iuris, <text:line-break/>en calidad de Representante Aparente de la Ficción Jurídica </text:span><text:span text:style-name="T10">{{</text:span><text:span text:style-name="T4">NOMBRE_DNI</text:span><text:span text:style-name="T10">}}</text:span><text:span text:style-name="T2">, <text:line-break/>con D.N.I. {{numero_dni}}.<text:line-break/>Correo Electrónico a efecto de notificación: {{correo_electronico}}</text:span></text:p>
      </text:section>
      <text:p text:style-name="P4">{{lugar_y_fecha}}</text:p>
      <text:p text:style-name="P1">Asunto: Denuncia por presunta violación de derechos fundamentales</text:p>
      <text:p text:style-name="P1">Estimado Defensor del Pueblo,</text:p>
      <text:p text:style-name="P1"><text:span text:style-name="T8">Por la presente</text:span>, me dirijo a usted en calidad de Defensor del Pueblo para presentar una denuncia por presunta violación de derechos fundamentales.</text:p>
      <text:p text:style-name="P1">Los hechos que motivan esta denuncia son los siguientes:</text:p>
      <text:list text:style-name="L1">
        <text:list-item>
          <text:p text:style-name="P5">El Juez de la Audiencia Nacional, Santiago Pedraz Gómez, <text:span text:style-name="T9">en fecha 22 de marzo de 2024.</text:span> <text:span text:style-name="T9">por medio del Auto “DILIGENCIAS PREVIAS PROC. ABREVIADO 0000052 /2023”</text:span>, ha ordenado a las compañías telefónicas de España prohibir el acceso a la aplicación de mensajería Telegram en todo el territorio nacional.</text:p>
        </text:list-item>
        <text:list-item>
          <text:p text:style-name="P6">Esta medida restrictiva afecta directamente al derecho fundamental a la libertad de expresión <text:span text:style-name="T8">y al derecho a la información</text:span>, reconocido<text:span text:style-name="T8">s</text:span> en el artículo 20 de la Constitución Española.</text:p>
        </text:list-item>
        <text:list-item>
          <text:p text:style-name="P6">Considero que la decisión del mencionado juez podría generar un efecto intimidatorio en el ejercicio de la libertad de expresión en el ámbito digital y limitar el acceso a fuentes de información diversas, contraviniendo los principios democráticos y los estándares internacionales de derechos humanos.</text:p>
        </text:list-item>
      </text:list>
      <text:p text:style-name="P1">Por todo lo expuesto, solicito a usted que se inicie una investigación sobre los hechos denunciados y se adopten las medidas necesarias para salvaguardar los derechos fundamentales de los ciudadanos afectados por esta medida.</text:p>
      <text:p text:style-name="P1">Asimismo, pido que se emita un pronunciamiento público en el que se reafirme el compromiso del Estado español con la protección y promoción de los derechos humanos, especialmente en lo que respecta a la libertad de expresión y el acceso a la información.</text:p>
      <text:p text:style-name="P1">Espero que se proceda conforme a derecho y se me mantenga informado sobre el curso de la presente denuncia.</text:p>
      <text:p text:style-name="P1">Atentamente,</text:p>
      <text:p text:style-name="P8">Por: ______________________________</text:p>
      <text:p text:style-name="P7">Representante Aparente por <text:span text:style-name="T3">{{</text:span><text:span text:style-name="T4">NOMBRE_DNI</text:span><text:span text:style-name="T3">}} </text:span>W.O.P. UCC 1-308 <text:s text:c="5"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00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14:04:42.642671518</meta:creation-date>
    <dc:date>2024-03-24T19:56:07.612708393</dc:date>
    <meta:editing-duration>PT3M31S</meta:editing-duration>
    <meta:editing-cycles>3</meta:editing-cycles>
    <meta:generator>LibreOffice/24.2.0.3$Linux_X86_64 LibreOffice_project/420$Build-3</meta:generator>
    <meta:document-statistic meta:table-count="0" meta:image-count="0" meta:object-count="0" meta:page-count="1" meta:paragraph-count="17" meta:word-count="343" meta:character-count="2327" meta:non-whitespace-character-count="1993"/>
  </office:meta>
</office:document-meta>
</file>